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fo:font-weight="bold" officeooo:rsid="001c9e26" officeooo:paragraph-rsid="001c9e2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style:font-name="Arial Black"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Arial Black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13aa" style:font-weight-asian="bold" style:font-weight-complex="bold"/>
    </style:style>
    <style:style style:name="T3" style:family="text">
      <style:text-properties fo:font-weight="bold" officeooo:rsid="001c87b8" style:font-weight-asian="bold" style:font-weight-complex="bold"/>
    </style:style>
    <style:style style:name="T4" style:family="text">
      <style:text-properties fo:font-weight="bold" officeooo:rsid="001fb03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Impact" officeooo:rsid="00191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Console]::OutputEncoding =[System.Text.Encoding]::UTF8</text:p>
      <text:p text:style-name="P4">g++ *.cpp -o outDebug; if ($?) { ./outDebug.exe }</text:p>
      <text:p text:style-name="P1"><text:span text:style-name="T5"/></text:p>
      <text:p text:style-name="P1"><text:span text:style-name="T5">Archer</text:span> (tire plusieurs flèches 'chiffre aléatoire entre 2 et 5 inclus') <text:span text:style-name="T1">(nbFleches = 1)</text:span></text:p>
      <text:p text:style-name="P1"/>
      <text:p text:style-name="P1"><text:span text:style-name="T5">Boxeur</text:span> (fais un uppercut 'attaque l'adversaire en x3' s'inflige des dégâts par la même occasion '20% des PVS actuels') <text:span text:style-name="T1">(upper = false)</text:span></text:p>
      <text:p text:style-name="P1"/>
      <text:p text:style-name="P1"><text:span text:style-name="T5">Cavalier</text:span> (ruer sur l'adversaire 'inflige x4 de dégâts' mais redevient un simple héros) <text:span text:style-name="T1">(fonctionCall = false)</text:span></text:p>
      <text:p text:style-name="P2">(public justOnce = false)</text:p>
      <text:p text:style-name="P1"/>
      <text:p text:style-name="P1"><text:span text:style-name="T5">Chevalier</text:span> (pare une attaque) <text:span text:style-name="T1">(defense = false)</text:span></text:p>
      <text:p text:style-name="P1"/>
      <text:p text:style-name="P1"><text:span text:style-name="T5">Cowboy</text:span> (tire un deuxième coup 'x1,5') <text:span text:style-name="T1">(coupDeux = false)</text:span></text:p>
      <text:p text:style-name="P1"/>
      <text:p text:style-name="P1"><text:span text:style-name="T5">Druide</text:span> (chaque tour il se regénère 10% ses PVS) <text:span text:style-name="T1">(</text:span><text:span text:style-name="T4">public </text:span><text:span text:style-name="T1">healing = false)</text:span></text:p>
      <text:p text:style-name="P1"/>
      <text:p text:style-name="P1"><text:span text:style-name="T5">Héros</text:span> (<text:span text:style-name="T6">classe mère</text:span> de tous les types d'héros) <text:span text:style-name="T2">(pv = 100, attaque = 20)</text:span></text:p>
      <text:p text:style-name="P1"/>
      <text:p text:style-name="P1"><text:span text:style-name="T5">Invocateur</text:span> (invoque une créature) <text:span text:style-name="T1">(nbCreatures = 0)</text:span></text:p>
      <text:p text:style-name="P1"/>
      <text:p text:style-name="P1"><text:span text:style-name="T5">MoineGuerrier</text:span> (renvoie les dégâts sur l'adversaire 'x0,25') <text:span text:style-name="T1">(goBack = false)</text:span></text:p>
      <text:p text:style-name="P1"/>
      <text:p text:style-name="P1"><text:span text:style-name="T5">Monstre</text:span> (inflige par défaut au niveau 1, 10 de dégâts) <text:span text:style-name="T2">(pv = 100, attaque = 10)</text:span></text:p>
      <text:p text:style-name="P1"/>
      <text:p text:style-name="P1"><text:span text:style-name="T5">Ninja</text:span> (peut devenir invisible donc esquiver des coups) <text:span text:style-name="T1">(hided = false)</text:span></text:p>
      <text:p text:style-name="P1"/>
      <text:p text:style-name="P1"><text:span text:style-name="T5">Player</text:span> (attribut : nom du joueur/pseudo) <text:span text:style-name="T3">(string nom)</text:span></text:p>
      <text:p text:style-name="P1"/>
      <text:p text:style-name="P1"><text:span text:style-name="T5">Sorcier</text:span> (brûle son adversaire) <text:span text:style-name="T1">(burnt = false)</text:span></text:p>
      <text:p text:style-name="P1"/>
      <text:p text:style-name="P1"/>
      <text:p text:style-name="P1">bibliothèque &lt;random&gt; :</text:p>
      <text:p text:style-name="P1">#include &lt;random&gt;</text:p>
      <text:p text:style-name="P1">static std::random_device rd; <text:s/>// Source d'entropie</text:p>
      <text:p text:style-name="P1">static std::mt19937 gen(rd()); // Générateur Mersenne Twister</text:p>
      <text:p text:style-name="P1">static std::uniform_int_distribution&lt;&gt; distrib(0, 1); // Distribution uniforme entre 0 et 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7T18:17:01.186000000</meta:creation-date>
    <dc:date>2025-11-09T22:19:14.392000000</dc:date>
    <meta:editing-duration>PT6H47M31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1" meta:word-count="198" meta:character-count="1321" meta:non-whitespace-character-count="1143"/>
  </office:meta>
</office:document-meta>
</file>